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8d8a" officeooo:paragraph-rsid="00118d8a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0000" fo:font-size="16pt" fo:font-weight="bold" officeooo:rsid="00118d8a" officeooo:paragraph-rsid="00118d8a" style:font-size-asian="16pt" style:font-weight-asian="bold" style:font-size-complex="16pt" style:font-weight-complex="bold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JRadioButtonDemo(){</text:p>
      <text:p text:style-name="P1"><text:s text:c="4"/><text:tab/> <text:s text:c="2"/>setBounds(200, 200, 400, 400);</text:p>
      <text:p text:style-name="P1"><text:s text:c="4"/><text:tab/> <text:s text:c="2"/>setDefaultCloseOperation(EXIT_ON_CLOSE);</text:p>
      <text:p text:style-name="P1"><text:s text:c="4"/><text:tab/> <text:s text:c="2"/>Container c=getContentPane();</text:p>
      <text:p text:style-name="P1"><text:s text:c="4"/><text:tab/> <text:s text:c="2"/>c.setLayout(new FlowLayout());</text:p>
      <text:p text:style-name="P1"><text:s text:c="4"/><text:tab/> <text:s text:c="2"/>final JRadioButton J1=new JRadioButton("前进");//创建单选按钮</text:p>
      <text:p text:style-name="P1"><text:s text:c="4"/><text:tab/> <text:s text:c="2"/>final JRadioButton J2=new JRadioButton("后退");</text:p>
      <text:p text:style-name="P1"><text:s text:c="4"/><text:tab/> <text:s text:c="2"/>c.add(J1);c.add(J2);</text:p>
      <text:p text:style-name="P1"><text:s text:c="4"/><text:tab/> <text:span text:style-name="T1"><text:s text:c="2"/>final ButtonGroup gro=new ButtonGroup();//创建按钮组</text:span></text:p>
      <text:p text:style-name="P2"><text:s text:c="4"/><text:tab/> <text:s text:c="2"/>gro.add(J1);gro.add(J2);//把单选按钮放入按钮组中,按钮组中的按钮只能选中一个</text:p>
      <text:p text:style-name="P2"><text:s text:c="4"/><text:tab/> <text:s text:c="2"/>J1.setSelected(true);//默认选中一个按钮</text:p>
      <text:p text:style-name="P1"><text:s text:c="4"/><text:tab/> <text:s text:c="2"/>JButton b1=new JButton("打印");</text:p>
      <text:p text:style-name="P1"><text:s text:c="4"/><text:tab/> <text:s text:c="2"/>c.add(b1);</text:p>
      <text:p text:style-name="P1"><text:s text:c="4"/><text:tab/> <text:s text:c="2"/>b1.addActionListener(new ActionListener() {</text:p>
      <text:p text:style-name="P1"><text:tab/><text:tab/><text:tab/></text:p>
      <text:p text:style-name="P1"><text:tab/><text:tab/><text:tab/>@Override</text:p>
      <text:p text:style-name="P1"><text:tab/><text:tab/><text:tab/>public void actionPerformed(ActionEvent e) {</text:p>
      <text:p text:style-name="P1"><text:tab/><text:tab/><text:tab/><text:tab/><text:span text:style-name="T1">// 打印是否选中按钮</text:span></text:p>
      <text:p text:style-name="P2"><text:tab/><text:tab/><text:tab/>System.out.println(J1.getText()+"按钮选中"+J1.isSelected());</text:p>
      <text:p text:style-name="P1"><text:tab/><text:tab/><text:tab/>System.out.println(J2.getText()+"按钮选中"+J2.isSelected());</text:p>
      <text:p text:style-name="P1"><text:tab/><text:tab/><text:tab/>gro.clearSelection();//清空按钮组选项</text:p>
      <text:p text:style-name="P1"><text:tab/><text:tab/><text:tab/>}</text:p>
      <text:p text:style-name="P1"><text:tab/><text:tab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8S</meta:editing-duration>
    <meta:editing-cycles>3</meta:editing-cycles>
    <meta:generator>LibreOffice/5.3.0.3$Windows_X86_64 LibreOffice_project/7074905676c47b82bbcfbea1aeefc84afe1c50e1</meta:generator>
    <dc:date>2017-12-24T14:15:07.579000000</dc:date>
    <meta:document-statistic meta:table-count="0" meta:image-count="0" meta:object-count="0" meta:page-count="1" meta:paragraph-count="23" meta:word-count="123" meta:character-count="825" meta:non-whitespace-character-count="670"/>
    <meta:user-defined meta:name="Info 1"/>
    <meta:user-defined meta:name="Info 2"/>
    <meta:user-defined meta:name="Info 3"/>
    <meta:user-defined meta:name="Info 4"/>
  </office:meta>
</office:document-meta>
</file>